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Monospace"/>
    </style:style>
    <style:style style:name="gr1" style:family="graphic">
      <style:graphic-properties draw:ole-draw-aspect="1"/>
    </style:style>
  </office:automatic-styles>
  <office:body>
    <office:spreadsheet>
      <table:table table:name="Tim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est Cases</text:p>
          </table:table-cell>
          <table:table-cell office:value-type="string">
            <text:p>Junit XMLs</text:p>
          </table:table-cell>
          <table:table-cell office:value-type="string">
            <text:p>Time (ms)</text:p>
          </table:table-cell>
          <table:table-cell office:value-type="string">
            <text:p>Time After Patch (ms)</text:p>
          </table:table-cell>
          <table:table-cell>
            <draw:frame table:end-cell-address="Time.O30" table:end-x="0.1929in" table:end-y="0.0213in" draw:z-index="0" draw:style-name="gr1" svg:width="8.6079in" svg:height="5.0949in" svg:x="0.4752in" svg:y="0.0626in">
              <draw:object draw:notify-on-update-of-ranges="Time.A1:Time.A1 Time.A2:Time.A7 Time.C1:Time.C1 Time.C2:Time.C7 Time.D1:Time.D1 Time.D2:Time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2" office:value-type="float" office:value="2638">
            <text:p>2638</text:p>
          </table:table-cell>
          <table:table-cell table:style-name="ce2"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style-name="ce2" office:value-type="float" office:value="11922">
            <text:p>11922</text:p>
          </table:table-cell>
          <table:table-cell table:style-name="ce2" office:value-type="float" office:value="916">
            <text:p>9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style-name="ce2" office:value-type="float" office:value="21911">
            <text:p>21911</text:p>
          </table:table-cell>
          <table:table-cell table:style-name="ce2"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style-name="ce3" office:value-type="float" office:value="54672">
            <text:p>54672</text:p>
          </table:table-cell>
          <table:table-cell table:style-name="ce2"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style-name="ce2" office:value-type="float" office:value="98316">
            <text:p>98316</text:p>
          </table:table-cell>
          <table:table-cell table:style-name="ce2"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">
            <text:p>39</text:p>
          </table:table-cell>
          <table:table-cell table:style-name="ce2" office:value-type="float" office:value="384885">
            <text:p>384885</text:p>
          </table:table-cell>
          <table:table-cell table:style-name="ce2" office:value-type="float" office:value="1215">
            <text:p>121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Before Patch</text:p>
          </table:table-cell>
          <table:table-cell office:value-type="string">
            <text:p>After Patch</text:p>
          </table:table-cell>
          <table:table-cell table:number-columns-repeated="2"/>
        </table:table-row>
        <table:table-row table:style-name="ro1">
          <table:table-cell office:value-type="string">
            <text:p>Used Heap Memory</text:p>
          </table:table-cell>
          <table:table-cell office:value-type="string">
            <text:p>7.8M</text:p>
          </table:table-cell>
          <table:table-cell office:value-type="string">
            <text:p>2.8M</text:p>
          </table:table-cell>
          <table:table-cell table:number-columns-repeated="2"/>
        </table:table-row>
        <table:table-row table:style-name="ro1">
          <table:table-cell office:value-type="string">
            <text:p>Used Non-Heap</text:p>
          </table:table-cell>
          <table:table-cell office:value-type="string">
            <text:p>11M</text:p>
          </table:table-cell>
          <table:table-cell office:value-type="string">
            <text:p>6.2M</text:p>
          </table:table-cell>
          <table:table-cell table:number-columns-repeated="2"/>
        </table:table-row>
        <table:table-row table:style-name="ro1">
          <table:table-cell office:value-type="string">
            <text:p>Classes loaded</text:p>
          </table:table-cell>
          <table:table-cell office:value-type="float" office:value="1304">
            <text:p>1304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arbage Collector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21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Kinoshita</meta:initial-creator>
    <meta:creation-date>2011-09-13T20:24:51</meta:creation-date>
    <dc:date>2011-09-13T21:49:39</dc:date>
    <dc:creator>Bruno Kinoshita</dc:creator>
    <meta:editing-duration>PT39M6S</meta:editing-duration>
    <meta:editing-cycles>6</meta:editing-cycles>
    <meta:generator>LibreOffice/3.3$Unix LibreOffice_project/330m19$Build-301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65cm" svg:height="12.942cm" xlink:href=".." xlink:type="simple" chart:class="chart:bar" chart:style-name="ch1">
        <chart:title svg:x="9.235cm" svg:y="0.394cm" chart:style-name="ch2">
          <text:p>JENKINS-10849</text:p>
        </chart:title>
        <chart:legend chart:legend-position="end" svg:x="17.643cm" svg:y="5.951cm" chart:style-name="ch3"/>
        <chart:plot-area chart:style-name="ch4" table:cell-range-address="Time.A1:Time.A7 Time.C1:Time.D7" chart:data-source-has-labels="both" svg:x="0.887cm" svg:y="1.947cm" svg:width="15.882cm" svg:height="10.317cm">
          <chartooo:coordinate-region svg:x="2.249cm" svg:y="2.146cm" svg:width="14.52cm" svg:height="9.471cm"/>
          <chart:axis chart:dimension="x" chart:name="primary-x" chart:style-name="ch5">
            <chart:categories table:cell-range-address="Time.A2:Tim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7" chart:label-cell-address="Time.C1:Time.C1" chart:class="chart:bar">
            <chart:data-point chart:repeated="6"/>
          </chart:series>
          <chart:series chart:style-name="ch9" chart:values-cell-range-address="Time.D2:Time.D7" chart:label-cell-address="Time.D1:Time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ime.C1:Time.C1</svg:desc>
                </draw:g>
              </table:table-cell>
              <table:table-cell office:value-type="string">
                <text:p>Time After Patch (ms)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ime.A2:Time.A7</svg:desc>
                </draw:g>
              </table:table-cell>
              <table:table-cell office:value-type="float" office:value="2638">
                <text:p>2638</text:p>
                <draw:g>
                  <svg:desc>Time.C2:Time.C7</svg:desc>
                </draw:g>
              </table:table-cell>
              <table:table-cell office:value-type="float" office:value="806">
                <text:p>806</text:p>
                <draw:g>
                  <svg:desc>Time.D2:Time.D7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22">
                <text:p>1192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11">
                <text:p>2191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672">
                <text:p>546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316">
                <text:p>9831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4885">
                <text:p>384885</text:p>
              </table:table-cell>
              <table:table-cell office:value-type="float" office:value="1215">
                <text:p>1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